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e Marca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-14.3704" calcext:value-type="float">
            <text:p>-14,3704</text:p>
          </table:table-cell>
          <table:table-cell office:value-type="float" office:value="-211.1436" calcext:value-type="float">
            <text:p>-211,143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48.0036" calcext:value-type="float">
            <text:p>48,0036</text:p>
          </table:table-cell>
          <table:table-cell office:value-type="float" office:value="-264.4177" calcext:value-type="float">
            <text:p>-264,417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3.1074" calcext:value-type="float">
            <text:p>23,1074</text:p>
          </table:table-cell>
          <table:table-cell office:value-type="float" office:value="-195.5956" calcext:value-type="float">
            <text:p>-195,5956</text:p>
          </table:table-cell>
          <table:table-cell table:number-columns-repeated="61"/>
        </table:table-row>
        <table:table-row table:style-name="ro1">
          <table:table-cell/>
          <table:table-cell office:value-type="float" office:value="50.7226" calcext:value-type="float">
            <text:p>50,7226</text:p>
          </table:table-cell>
          <table:table-cell office:value-type="float" office:value="-185.6059" calcext:value-type="float">
            <text:p>-185,6059</text:p>
          </table:table-cell>
          <table:table-cell table:number-columns-repeated="61"/>
        </table:table-row>
        <table:table-row table:style-name="ro1">
          <table:table-cell/>
          <table:table-cell office:value-type="float" office:value="63.7795" calcext:value-type="float">
            <text:p>63,7795</text:p>
          </table:table-cell>
          <table:table-cell office:value-type="float" office:value="-187.1068" calcext:value-type="float">
            <text:p>-187,1068</text:p>
          </table:table-cell>
          <table:table-cell table:number-columns-repeated="61"/>
        </table:table-row>
        <table:table-row table:style-name="ro1">
          <table:table-cell/>
          <table:table-cell office:value-type="float" office:value="71.2548" calcext:value-type="float">
            <text:p>71,2548</text:p>
          </table:table-cell>
          <table:table-cell office:value-type="float" office:value="-206.707" calcext:value-type="float">
            <text:p>-206,707</text:p>
          </table:table-cell>
          <table:table-cell table:number-columns-repeated="61"/>
        </table:table-row>
        <table:table-row table:style-name="ro1">
          <table:table-cell/>
          <table:table-cell office:value-type="float" office:value="59.465" calcext:value-type="float">
            <text:p>59,465</text:p>
          </table:table-cell>
          <table:table-cell office:value-type="float" office:value="-217.5938" calcext:value-type="float">
            <text:p>-217,5938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4.3516" calcext:value-type="float">
            <text:p>34,3516</text:p>
          </table:table-cell>
          <table:table-cell office:value-type="float" office:value="-226.6785" calcext:value-type="float">
            <text:p>-226,6785</text:p>
          </table:table-cell>
          <table:table-cell table:number-columns-repeated="61"/>
        </table:table-row>
        <table:table-row table:style-name="ro1">
          <table:table-cell/>
          <table:table-cell table:style-name="ce3" office:value-type="float" office:value="59.465" calcext:value-type="float">
            <text:p>59,465</text:p>
          </table:table-cell>
          <table:table-cell table:style-name="ce3" office:value-type="float" office:value="-217.5938" calcext:value-type="float">
            <text:p>-217,5938</text:p>
          </table:table-cell>
          <table:table-cell table:number-columns-repeated="61"/>
        </table:table-row>
        <table:table-row table:style-name="ro1">
          <table:table-cell/>
          <table:table-cell office:value-type="float" office:value="90.2835" calcext:value-type="float">
            <text:p>90,2835</text:p>
          </table:table-cell>
          <table:table-cell office:value-type="float" office:value="-247.3549" calcext:value-type="float">
            <text:p>-247,3549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01.898" calcext:value-type="float">
            <text:p>101,898</text:p>
          </table:table-cell>
          <table:table-cell office:value-type="float" office:value="-242.6651" calcext:value-type="float">
            <text:p>-242,6651</text:p>
          </table:table-cell>
          <table:table-cell table:number-columns-repeated="61"/>
        </table:table-row>
        <table:table-row table:style-name="ro1">
          <table:table-cell/>
          <table:table-cell office:value-type="float" office:value="77.7237" calcext:value-type="float">
            <text:p>77,7237</text:p>
          </table:table-cell>
          <table:table-cell office:value-type="float" office:value="-175.8383" calcext:value-type="float">
            <text:p>-175,838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01.5656" calcext:value-type="float">
            <text:p>101,5656</text:p>
          </table:table-cell>
          <table:table-cell office:value-type="float" office:value="-191.095" calcext:value-type="float">
            <text:p>-191,09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09.7874" calcext:value-type="float">
            <text:p>109,7874</text:p>
          </table:table-cell>
          <table:table-cell office:value-type="float" office:value="-164.2394" calcext:value-type="float">
            <text:p>-164,239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33.5476" calcext:value-type="float">
            <text:p>133,5476</text:p>
          </table:table-cell>
          <table:table-cell office:value-type="float" office:value="-229.8949" calcext:value-type="float">
            <text:p>-229,8949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iangul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08.7855" calcext:value-type="float">
            <text:p>208,7855</text:p>
          </table:table-cell>
          <table:table-cell office:value-type="float" office:value="-164.5474" calcext:value-type="float">
            <text:p>-164,547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56.7426" calcext:value-type="float">
            <text:p>156,7426</text:p>
          </table:table-cell>
          <table:table-cell office:value-type="float" office:value="-91.1203" calcext:value-type="float">
            <text:p>-91,1203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46.3537" calcext:value-type="float">
            <text:p>246,3537</text:p>
          </table:table-cell>
          <table:table-cell office:value-type="float" office:value="-82.7634" calcext:value-type="float">
            <text:p>-82,763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08.7855" calcext:value-type="float">
            <text:p>208,7855</text:p>
          </table:table-cell>
          <table:table-cell office:value-type="float" office:value="-164.5474" calcext:value-type="float">
            <text:p>-164,5474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irculo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229.2683" calcext:value-type="float">
            <text:p>229,2683</text:p>
          </table:table-cell>
          <table:table-cell office:value-type="float" office:value="-0.8994" calcext:value-type="float">
            <text:p>-0,8994</text:p>
          </table:table-cell>
          <table:table-cell office:value-type="string" calcext:value-type="string">
            <text:p>radio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Punto X</text:p>
          </table:table-cell>
          <table:table-cell office:value-type="string" calcext:value-type="string">
            <text:p>Punto Y</text:p>
          </table:table-cell>
          <table:table-cell table:number-columns-repeated="5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360/15*[.F36]" office:value-type="float" office:value="24" calcext:value-type="float">
            <text:p>24</text:p>
          </table:table-cell>
          <table:table-cell table:formula="of:=[.$B$35]+40*COS(RADIANS([.G36]))" office:value-type="float" office:value="265.810118305704" calcext:value-type="float">
            <text:p>265,810118305704</text:p>
          </table:table-cell>
          <table:table-cell table:formula="of:=[.$C$35]+[.$E$35]*SIN(RADIANS([.G36]))" office:value-type="float" office:value="15.370065723032" calcext:value-type="float">
            <text:p>15,370065723032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Lineas paralela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360/15*[.F37]" office:value-type="float" office:value="48" calcext:value-type="float">
            <text:p>48</text:p>
          </table:table-cell>
          <table:table-cell table:formula="of:=[.$B$35]+40*COS(RADIANS([.G37]))" office:value-type="float" office:value="256.033524254354" calcext:value-type="float">
            <text:p>256,033524254354</text:p>
          </table:table-cell>
          <table:table-cell table:formula="of:=[.$C$35]+[.$E$35]*SIN(RADIANS([.G37]))" office:value-type="float" office:value="28.8263930190958" calcext:value-type="float">
            <text:p>28,8263930190958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360/15*[.F38]" office:value-type="float" office:value="72" calcext:value-type="float">
            <text:p>72</text:p>
          </table:table-cell>
          <table:table-cell table:formula="of:=[.$B$35]+40*COS(RADIANS([.G38]))" office:value-type="float" office:value="241.628979774998" calcext:value-type="float">
            <text:p>241,628979774998</text:p>
          </table:table-cell>
          <table:table-cell table:formula="of:=[.$C$35]+[.$E$35]*SIN(RADIANS([.G38]))" office:value-type="float" office:value="37.1428606518061" calcext:value-type="float">
            <text:p>37,1428606518061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71.2176" calcext:value-type="float">
            <text:p>171,2176</text:p>
          </table:table-cell>
          <table:table-cell office:value-type="float" office:value="72.3448" calcext:value-type="float">
            <text:p>72,34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360/15*[.F39]" office:value-type="float" office:value="96" calcext:value-type="float">
            <text:p>96</text:p>
          </table:table-cell>
          <table:table-cell table:formula="of:=[.$B$35]+40*COS(RADIANS([.G39]))" office:value-type="float" office:value="225.087161469294" calcext:value-type="float">
            <text:p>225,087161469294</text:p>
          </table:table-cell>
          <table:table-cell table:formula="of:=[.$C$35]+[.$E$35]*SIN(RADIANS([.G39]))" office:value-type="float" office:value="38.8814758147309" calcext:value-type="float">
            <text:p>38,8814758147309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4.953" calcext:value-type="float">
            <text:p>254,953</text:p>
          </table:table-cell>
          <table:table-cell office:value-type="float" office:value="91.2535" calcext:value-type="float">
            <text:p>91,25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360/15*[.F40]" office:value-type="float" office:value="120" calcext:value-type="float">
            <text:p>120</text:p>
          </table:table-cell>
          <table:table-cell table:formula="of:=[.$B$35]+40*COS(RADIANS([.G40]))" office:value-type="float" office:value="209.2683" calcext:value-type="float">
            <text:p>209,2683</text:p>
          </table:table-cell>
          <table:table-cell table:formula="of:=[.$C$35]+[.$E$35]*SIN(RADIANS([.G40]))" office:value-type="float" office:value="33.7416161513775" calcext:value-type="float">
            <text:p>33,7416161513775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1.0177" calcext:value-type="float">
            <text:p>251,0177</text:p>
          </table:table-cell>
          <table:table-cell office:value-type="float" office:value="108.6808" calcext:value-type="float">
            <text:p>108,68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360/15*[.F41]" office:value-type="float" office:value="144" calcext:value-type="float">
            <text:p>144</text:p>
          </table:table-cell>
          <table:table-cell table:formula="of:=[.$B$35]+40*COS(RADIANS([.G41]))" office:value-type="float" office:value="196.907620225002" calcext:value-type="float">
            <text:p>196,907620225002</text:p>
          </table:table-cell>
          <table:table-cell table:formula="of:=[.$C$35]+[.$E$35]*SIN(RADIANS([.G41]))" office:value-type="float" office:value="22.6120100916989" calcext:value-type="float">
            <text:p>22,6120100916989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.2822" calcext:value-type="float">
            <text:p>167,2822</text:p>
          </table:table-cell>
          <table:table-cell office:value-type="float" office:value="89.7722" calcext:value-type="float">
            <text:p>89,77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360/15*[.F42]" office:value-type="float" office:value="168" calcext:value-type="float">
            <text:p>168</text:p>
          </table:table-cell>
          <table:table-cell table:formula="of:=[.$B$35]+40*COS(RADIANS([.G42]))" office:value-type="float" office:value="190.142395970648" calcext:value-type="float">
            <text:p>190,142395970648</text:p>
          </table:table-cell>
          <table:table-cell table:formula="of:=[.$C$35]+[.$E$35]*SIN(RADIANS([.G42]))" office:value-type="float" office:value="7.41706763271037" calcext:value-type="float">
            <text:p>7,41706763271037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63.3469" calcext:value-type="float">
            <text:p>163,3469</text:p>
          </table:table-cell>
          <table:table-cell office:value-type="float" office:value="107.1995" calcext:value-type="float">
            <text:p>107,199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360/15*[.F43]" office:value-type="float" office:value="192" calcext:value-type="float">
            <text:p>192</text:p>
          </table:table-cell>
          <table:table-cell table:formula="of:=[.$B$35]+40*COS(RADIANS([.G43]))" office:value-type="float" office:value="190.142395970648" calcext:value-type="float">
            <text:p>190,142395970648</text:p>
          </table:table-cell>
          <table:table-cell table:formula="of:=[.$C$35]+[.$E$35]*SIN(RADIANS([.G43]))" office:value-type="float" office:value="-9.21586763271036" calcext:value-type="float">
            <text:p>-9,21586763271036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.0823" calcext:value-type="float">
            <text:p>247,0823</text:p>
          </table:table-cell>
          <table:table-cell office:value-type="float" office:value="126.1082" calcext:value-type="float">
            <text:p>126,10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360/15*[.F44]" office:value-type="float" office:value="216" calcext:value-type="float">
            <text:p>216</text:p>
          </table:table-cell>
          <table:table-cell table:formula="of:=[.$B$35]+40*COS(RADIANS([.G44]))" office:value-type="float" office:value="196.907620225002" calcext:value-type="float">
            <text:p>196,907620225002</text:p>
          </table:table-cell>
          <table:table-cell table:formula="of:=[.$C$35]+[.$E$35]*SIN(RADIANS([.G44]))" office:value-type="float" office:value="-24.4108100916989" calcext:value-type="float">
            <text:p>-24,4108100916989</text:p>
          </table:table-cell>
          <table:table-cell table:number-columns-repeated="5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360/15*[.F45]" office:value-type="float" office:value="240" calcext:value-type="float">
            <text:p>240</text:p>
          </table:table-cell>
          <table:table-cell table:formula="of:=[.$B$35]+40*COS(RADIANS([.G45]))" office:value-type="float" office:value="209.2683" calcext:value-type="float">
            <text:p>209,2683</text:p>
          </table:table-cell>
          <table:table-cell table:formula="of:=[.$C$35]+[.$E$35]*SIN(RADIANS([.G45]))" office:value-type="float" office:value="-35.5404161513775" calcext:value-type="float">
            <text:p>-35,5404161513775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 puntos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360/15*[.F46]" office:value-type="float" office:value="264" calcext:value-type="float">
            <text:p>264</text:p>
          </table:table-cell>
          <table:table-cell table:formula="of:=[.$B$35]+40*COS(RADIANS([.G46]))" office:value-type="float" office:value="225.087161469294" calcext:value-type="float">
            <text:p>225,087161469294</text:p>
          </table:table-cell>
          <table:table-cell table:formula="of:=[.$C$35]+[.$E$35]*SIN(RADIANS([.G46]))" office:value-type="float" office:value="-40.6802758147309" calcext:value-type="float">
            <text:p>-40,6802758147309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360/15*[.F47]" office:value-type="float" office:value="288" calcext:value-type="float">
            <text:p>288</text:p>
          </table:table-cell>
          <table:table-cell table:formula="of:=[.$B$35]+40*COS(RADIANS([.G47]))" office:value-type="float" office:value="241.628979774998" calcext:value-type="float">
            <text:p>241,628979774998</text:p>
          </table:table-cell>
          <table:table-cell table:formula="of:=[.$C$35]+[.$E$35]*SIN(RADIANS([.G47]))" office:value-type="float" office:value="-38.9416606518061" calcext:value-type="float">
            <text:p>-38,9416606518061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42.1837" calcext:value-type="float">
            <text:p>142,1837</text:p>
          </table:table-cell>
          <table:table-cell office:value-type="float" office:value="128.4729" calcext:value-type="float">
            <text:p>128,47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360/15*[.F48]" office:value-type="float" office:value="312" calcext:value-type="float">
            <text:p>312</text:p>
          </table:table-cell>
          <table:table-cell table:formula="of:=[.$B$35]+40*COS(RADIANS([.G48]))" office:value-type="float" office:value="256.033524254354" calcext:value-type="float">
            <text:p>256,033524254354</text:p>
          </table:table-cell>
          <table:table-cell table:formula="of:=[.$C$35]+[.$E$35]*SIN(RADIANS([.G48]))" office:value-type="float" office:value="-30.6251930190958" calcext:value-type="float">
            <text:p>-30,6251930190958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31.3002" calcext:value-type="float">
            <text:p>131,3002</text:p>
          </table:table-cell>
          <table:table-cell office:value-type="float" office:value="166.9638" calcext:value-type="float">
            <text:p>166,963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360/15*[.F49]" office:value-type="float" office:value="336" calcext:value-type="float">
            <text:p>336</text:p>
          </table:table-cell>
          <table:table-cell table:formula="of:=[.$B$35]+40*COS(RADIANS([.G49]))" office:value-type="float" office:value="265.810118305704" calcext:value-type="float">
            <text:p>265,810118305704</text:p>
          </table:table-cell>
          <table:table-cell table:formula="of:=[.$C$35]+[.$E$35]*SIN(RADIANS([.G49]))" office:value-type="float" office:value="-17.168865723032" calcext:value-type="float">
            <text:p>-17,16886572303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70.112" calcext:value-type="float">
            <text:p>170,112</text:p>
          </table:table-cell>
          <table:table-cell office:value-type="float" office:value="157.2869" calcext:value-type="float">
            <text:p>157,286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360/15*[.F50]" office:value-type="float" office:value="360" calcext:value-type="float">
            <text:p>360</text:p>
          </table:table-cell>
          <table:table-cell table:formula="of:=[.$B$35]+40*COS(RADIANS([.G50]))" office:value-type="float" office:value="269.2683" calcext:value-type="float">
            <text:p>269,2683</text:p>
          </table:table-cell>
          <table:table-cell table:formula="of:=[.$C$35]+[.$E$35]*SIN(RADIANS([.G50]))" office:value-type="float" office:value="-0.89940000000001" calcext:value-type="float">
            <text:p>-0,89940000000001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59.0865" calcext:value-type="float">
            <text:p>159,0865</text:p>
          </table:table-cell>
          <table:table-cell office:value-type="float" office:value="195.7374" calcext:value-type="float">
            <text:p>195,73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360/15*[.F51]" office:value-type="float" office:value="384" calcext:value-type="float">
            <text:p>384</text:p>
          </table:table-cell>
          <table:table-cell table:formula="of:=[.$B$35]+40*COS(RADIANS([.G51]))" office:value-type="float" office:value="265.810118305704" calcext:value-type="float">
            <text:p>265,810118305704</text:p>
          </table:table-cell>
          <table:table-cell table:formula="of:=[.$C$35]+[.$E$35]*SIN(RADIANS([.G51]))" office:value-type="float" office:value="15.370065723032" calcext:value-type="float">
            <text:p>15,37006572303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197.8154" calcext:value-type="float">
            <text:p>197,8154</text:p>
          </table:table-cell>
          <table:table-cell office:value-type="float" office:value="186.0812" calcext:value-type="float">
            <text:p>186,0812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gurita pendej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1"/>
        </table:table-row>
        <table:table-row table:style-name="ro1">
          <table:table-cell/>
          <table:table-cell office:value-type="float" office:value="68.3471" calcext:value-type="float">
            <text:p>68,3471</text:p>
          </table:table-cell>
          <table:table-cell office:value-type="float" office:value="227.1059" calcext:value-type="float">
            <text:p>227,1059</text:p>
          </table:table-cell>
          <table:table-cell office:value-type="string" calcext:value-type="string">
            <text:p>radio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58.4607" calcext:value-type="float">
            <text:p>58,4607</text:p>
          </table:table-cell>
          <table:table-cell office:value-type="float" office:value="183.4425" calcext:value-type="float">
            <text:p>183,44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36.9769" calcext:value-type="float">
            <text:p>36,9769</text:p>
          </table:table-cell>
          <table:table-cell office:value-type="float" office:value="258.3655" calcext:value-type="float">
            <text:p>258,36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112.6039" calcext:value-type="float">
            <text:p>112,6039</text:p>
          </table:table-cell>
          <table:table-cell office:value-type="float" office:value="239.5095" calcext:value-type="float">
            <text:p>239,50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grande</text:p>
          </table:table-cell>
          <table:table-cell office:value-type="float" office:value="58.4607" calcext:value-type="float">
            <text:p>58,4607</text:p>
          </table:table-cell>
          <table:table-cell office:value-type="float" office:value="183.4425" calcext:value-type="float">
            <text:p>183,4425</text:p>
          </table:table-cell>
          <table:table-cell table:number-columns-repeated="61"/>
        </table:table-row>
        <table:table-row table:style-name="ro1">
          <table:table-cell/>
          <table:table-cell office:value-type="float" office:value="64.5087" calcext:value-type="float">
            <text:p>64,5087</text:p>
          </table:table-cell>
          <table:table-cell office:value-type="float" office:value="207.6999" calcext:value-type="float">
            <text:p>207,6999</text:p>
          </table:table-cell>
          <table:table-cell table:number-columns-repeated="61"/>
        </table:table-row>
        <table:table-row table:style-name="ro1">
          <table:table-cell/>
          <table:table-cell office:value-type="float" office:value="55.5555" calcext:value-type="float">
            <text:p>55,5555</text:p>
          </table:table-cell>
          <table:table-cell office:value-type="float" office:value="241.6372" calcext:value-type="float">
            <text:p>241,6372</text:p>
          </table:table-cell>
          <table:table-cell table:number-columns-repeated="61"/>
        </table:table-row>
        <table:table-row table:style-name="ro1">
          <table:table-cell/>
          <table:table-cell office:value-type="float" office:value="88.5724" calcext:value-type="float">
            <text:p>88,5724</text:p>
          </table:table-cell>
          <table:table-cell office:value-type="float" office:value="232.6186" calcext:value-type="float">
            <text:p>232,6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rpeque</text:p>
          </table:table-cell>
          <table:table-cell office:value-type="float" office:value="64.5087" calcext:value-type="float">
            <text:p>64,5087</text:p>
          </table:table-cell>
          <table:table-cell office:value-type="float" office:value="207.6999" calcext:value-type="float">
            <text:p>207,6999</text:p>
          </table:table-cell>
          <table:table-cell table:number-columns-repeated="6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5:52:43.6273739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Rincon</meta:initial-creator>
    <meta:creation-date>2022-10-25T16:35:16</meta:creation-date>
    <dc:date>2022-11-01T18:08:27.107112109</dc:date>
    <meta:generator>LibreOffice/6.4.7.2$Linux_X86_64 LibreOffice_project/40$Build-2</meta:generator>
    <meta:editing-duration>PT5H17M2S</meta:editing-duration>
    <meta:editing-cycles>1</meta:editing-cycles>
    <meta:document-statistic meta:table-count="1" meta:cell-count="1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